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AAAAC+HelveticaNeue" svg:font-family="AAAAAC+HelveticaNeue" style:font-family-generic="swiss" svg:panose-1="0 0 0 0 0 0 0 0 0 0"/>
    <style:font-face style:name="AAAAAD+HelveticaNeue" svg:font-family="AAAAAD+HelveticaNeue" style:font-family-generic="swiss" svg:panose-1="0 0 0 0 0 0 0 0 0 0"/>
    <style:font-face style:name="AAAAAE+HelveticaNeue-Bold" svg:font-family="AAAAAE+HelveticaNeue-Bold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ální" style:family="paragraph">
      <style:text-properties fo:font-weight="bold" style:font-weight-asian="bold" style:font-weight-complex="bold" fo:font-size="13pt" style:font-size-asian="13pt" style:font-size-complex="13pt"/>
    </style:style>
    <style:style style:name="T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4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6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66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67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6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9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9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9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96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97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9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9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1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1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4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9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7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3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94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19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9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229" style:parent-style-name="Normální" style:family="paragraph">
      <style:text-properties style:font-name="AAAAAC+HelveticaNeue" style:font-name-complex="AAAAAC+HelveticaNeue" fo:font-size="13pt" style:font-size-asian="13pt" style:font-size-complex="13pt"/>
    </style:style>
    <style:style style:name="P230" style:parent-style-name="Normální" style:family="paragraph">
      <style:text-properties style:font-name="AAAAAC+HelveticaNeue" style:font-name-complex="AAAAAC+HelveticaNeue" fo:font-size="13pt" style:font-size-asian="13pt" style:font-size-complex="13pt"/>
    </style:style>
    <style:style style:name="P231" style:parent-style-name="Normální" style:family="paragraph">
      <style:text-properties fo:font-weight="bold" style:font-weight-asian="bold" style:font-weight-complex="bold" fo:font-size="13pt" style:font-size-asian="13pt" style:font-size-complex="13pt"/>
    </style:style>
    <style:style style:name="T23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3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3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3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04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30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0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36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337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3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4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4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4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4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9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7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9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7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4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3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</office:automatic-styles>
  <office:body>
    <office:text text:use-soft-page-breaks="true">
      <text:p text:style-name="P1">8. Branding/Rebranding</text:p>
      <text:p text:style-name="P2">Branding<text:s/></text:p>
      <text:p text:style-name="Normální"><text:span text:style-name="T3">Branding je proces vytvá</text:span><text:span text:style-name="T4">ř</text:span><text:span text:style-name="T5">ení jedine</text:span><text:span text:style-name="T6">č</text:span><text:span text:style-name="T7">né identity firmy, která zahrnuje jméno, logo, barvy, fonty a dal</text:span><text:span text:style-name="T8">š</text:span><text:span text:style-name="T9">í prvky. Cílem brandingové strategie je pomoci firm</text:span><text:span text:style-name="T10">ě<text:s/></text:span><text:span text:style-name="T11">vybudovat pov</text:span><text:span text:style-name="T12">ě</text:span><text:span text:style-name="T13">domí o sv</text:span><text:span text:style-name="T14">ý</text:span><text:span text:style-name="T15">ch produktech a slu</text:span><text:span text:style-name="T16">ž</text:span><text:span text:style-name="T17">bách, získat si zákazníky a vytvo</text:span><text:span text:style-name="T18">ř</text:span><text:span text:style-name="T19">it si trvalé místo na trhu. Správn</text:span><text:span text:style-name="T20">ě<text:s/></text:span><text:span text:style-name="T21">proveden</text:span><text:span text:style-name="T22">ý<text:s/></text:span><text:span text:style-name="T23">branding m</text:span><text:span text:style-name="T24">ůž</text:span><text:span text:style-name="T25">e pomoci firm</text:span><text:span text:style-name="T26">ě<text:s/></text:span><text:span text:style-name="T27">stát se rozpoznatelnou a vytvo</text:span><text:span text:style-name="T28">ř</text:span><text:span text:style-name="T29">it si silné postavení v konkuren</text:span><text:span text:style-name="T30">č</text:span><text:span text:style-name="T31">ním prost</text:span><text:span text:style-name="T32">ř</text:span><text:span text:style-name="T33">edí. Klí</text:span><text:span text:style-name="T34">č</text:span><text:span text:style-name="T35">ovou sou</text:span><text:span text:style-name="T36">č</text:span><text:span text:style-name="T37">ástí brandingové strategie je zohledn</text:span><text:span text:style-name="T38">ě</text:span><text:span text:style-name="T39">ní preference a pot</text:span><text:span text:style-name="T40">ř</text:span><text:span text:style-name="T41">eb cílové skupiny a jasná komunikace hodnot a poselství firmy. Vizuální identita firmy, jako je logo a barvy, jsou také klí</text:span><text:span text:style-name="T42">č</text:span><text:span text:style-name="T43">ov</text:span><text:span text:style-name="T44">ý</text:span><text:span text:style-name="T45">mi prvky brandingu, proto</text:span><text:span text:style-name="T46">ž</text:span><text:span text:style-name="T47">e pomáhají vytvo</text:span><text:span text:style-name="T48">ř</text:span><text:span text:style-name="T49">it vizuální spojení s firmou a získat si zákazníky. Celkov</text:span><text:span text:style-name="T50">ě<text:s/></text:span><text:span text:style-name="T51">lze<text:s/></text:span><text:span text:style-name="T52">ř</text:span><text:span text:style-name="T53">íci,<text:s/></text:span><text:span text:style-name="T54">ž</text:span><text:span text:style-name="T55">e branding je klí</text:span><text:span text:style-name="T56">č</text:span><text:span text:style-name="T57">ov</text:span><text:span text:style-name="T58">ý</text:span><text:span text:style-name="T59">m nástrojem pro úsp</text:span><text:span text:style-name="T60">ěš</text:span><text:span text:style-name="T61">né fungování a r</text:span><text:span text:style-name="T62">ů</text:span><text:span text:style-name="T63">st firmy.<text:s/></text:span><text:span text:style-name="T64">Brandingová strategie<text:s/></text:span></text:p>
      <text:p text:style-name="Normální"><text:span text:style-name="T65">1. Definice zna</text:span><text:span text:style-name="T66">č</text:span><text:span text:style-name="T67">ky:<text:s/></text:span><text:span text:style-name="T68">Za</text:span><text:span text:style-name="T69">č</text:span><text:span text:style-name="T70">átek ka</text:span><text:span text:style-name="T71">ž</text:span><text:span text:style-name="T72">dého úsp</text:span><text:span text:style-name="T73">ěš</text:span><text:span text:style-name="T74">ného brandingového projektu je definice zna</text:span><text:span text:style-name="T75">č</text:span><text:span text:style-name="T76">ky. Je d</text:span><text:span text:style-name="T77">ů</text:span><text:span text:style-name="T78">le</text:span><text:span text:style-name="T79">ž</text:span><text:span text:style-name="T80">ité stanovit jasn</text:span><text:span text:style-name="T81">ý<text:s/></text:span><text:span text:style-name="T82">sm</text:span><text:span text:style-name="T83">ě</text:span><text:span text:style-name="T84">r, hodnoty a vizi zna</text:span><text:span text:style-name="T85">č</text:span><text:span text:style-name="T86">ky, aby bylo mo</text:span><text:span text:style-name="T87">ž</text:span><text:span text:style-name="T88">né vytvo</text:span><text:span text:style-name="T89">ř</text:span><text:span text:style-name="T90">it soudr</text:span><text:span text:style-name="T91">ž</text:span><text:span text:style-name="T92">nou a ú</text:span><text:span text:style-name="T93">č</text:span><text:span text:style-name="T94">innou strategii.</text:span></text:p>
      <text:p text:style-name="Normální"><text:span text:style-name="T95">2. Anal</text:span><text:span text:style-name="T96">ý</text:span><text:span text:style-name="T97">za cílové skupiny:<text:s/></text:span><text:span text:style-name="T98">D</text:span><text:span text:style-name="T99">ů</text:span><text:span text:style-name="T100">kladná znalost cílové skupiny je základem úsp</text:span><text:span text:style-name="T101">ěš</text:span><text:span text:style-name="T102">ného brandingového projektu. Znalost pot</text:span><text:span text:style-name="T103">ř</text:span><text:span text:style-name="T104">eb, p</text:span><text:span text:style-name="T105">ř</text:span><text:span text:style-name="T106">edstav a zvyklostí cílové skupiny umo</text:span><text:span text:style-name="T107">ž</text:span><text:span text:style-name="T108">ní vytvo</text:span><text:span text:style-name="T109">ř</text:span><text:span text:style-name="T110">it strategii, která osloví správné lidi.</text:span></text:p>
      <text:p text:style-name="Normální"><text:span text:style-name="T111">3. Vizuální identita:<text:s/></text:span><text:span text:style-name="T112">Vizuální identita zahrnuje logo, barvy, fonty a dal</text:span><text:span text:style-name="T113">š</text:span><text:span text:style-name="T114">í prvky, které jsou základem vizuálního rozpoznávání zna</text:span><text:span text:style-name="T115">č</text:span><text:span text:style-name="T116">ky. Je d</text:span><text:span text:style-name="T117">ů</text:span><text:span text:style-name="T118">le</text:span><text:span text:style-name="T119">ž</text:span><text:span text:style-name="T120">ité vytvo</text:span><text:span text:style-name="T121">ř</text:span><text:span text:style-name="T122">it vizuální identitu, která bude v souladu s hodnotami a vizi zna</text:span><text:span text:style-name="T123">č</text:span><text:span text:style-name="T124">ky.</text:span></text:p>
      <text:p text:style-name="Normální"><text:span text:style-name="T125">4. Komunikace:<text:s/></text:span><text:span text:style-name="T126">Komunikace je klí</text:span><text:span text:style-name="T127">č</text:span><text:span text:style-name="T128">ov</text:span><text:span text:style-name="T129">ý</text:span><text:span text:style-name="T130">m prvkem brandingové strategie. Zna</text:span><text:span text:style-name="T131">č</text:span><text:span text:style-name="T132">ka musí b</text:span><text:span text:style-name="T133">ý</text:span><text:span text:style-name="T134">t schopna jasn</text:span><text:span text:style-name="T135">ě<text:s/></text:span><text:span text:style-name="T136">komunikovat své hodnoty, vizi a poslání prost</text:span><text:span text:style-name="T137">ř</text:span><text:span text:style-name="T138">ednictvím v</text:span><text:span text:style-name="T139">š</text:span><text:span text:style-name="T140">ech dostupn</text:span><text:span text:style-name="T141">ý</text:span><text:span text:style-name="T142">ch kanál</text:span><text:span text:style-name="T143">ů</text:span><text:span text:style-name="T144">.</text:span></text:p>
      <text:p text:style-name="Normální"><text:span text:style-name="T145">5. Konzistence:<text:s/></text:span><text:span text:style-name="T146">Konzistence je klí</text:span><text:span text:style-name="T147">č</text:span><text:span text:style-name="T148">ov</text:span><text:span text:style-name="T149">ý</text:span><text:span text:style-name="T150">m faktorem p</text:span><text:span text:style-name="T151">ř</text:span><text:span text:style-name="T152">i budování zna</text:span><text:span text:style-name="T153">č</text:span><text:span text:style-name="T154">ky. V</text:span><text:span text:style-name="T155">š</text:span><text:span text:style-name="T156">echny prvky zna</text:span><text:span text:style-name="T157">č</text:span><text:span text:style-name="T158">ky, v</text:span><text:span text:style-name="T159">č</text:span><text:span text:style-name="T160">etn</text:span><text:span text:style-name="T161">ě<text:s/></text:span><text:span text:style-name="T162">vizuální identity, komunikace a produkt</text:span><text:span text:style-name="T163">ů</text:span><text:span text:style-name="T164">, musí b</text:span><text:span text:style-name="T165">ý</text:span><text:span text:style-name="T166">t konzistentní a soudr</text:span><text:span text:style-name="T167">ž</text:span><text:span text:style-name="T168">né.</text:span></text:p>
      <text:p text:style-name="Normální"><text:span text:style-name="T169">6. Inovace:<text:s/></text:span><text:span text:style-name="T170">Inovace je d</text:span><text:span text:style-name="T171">ů</text:span><text:span text:style-name="T172">le</text:span><text:span text:style-name="T173">ž</text:span><text:span text:style-name="T174">itou sou</text:span><text:span text:style-name="T175">č</text:span><text:span text:style-name="T176">ástí úsp</text:span><text:span text:style-name="T177">ěš</text:span><text:span text:style-name="T178">né brandingové strategie. Zna</text:span><text:span text:style-name="T179">č</text:span><text:span text:style-name="T180">ka musí b</text:span><text:span text:style-name="T181">ý</text:span><text:span text:style-name="T182">t schopna inovovat a p</text:span><text:span text:style-name="T183">ř</text:span><text:span text:style-name="T184">izp</text:span><text:span text:style-name="T185">ů</text:span><text:span text:style-name="T186">sobovat se nov</text:span><text:span text:style-name="T187">ý</text:span><text:span text:style-name="T188">m trend</text:span><text:span text:style-name="T189">ů</text:span><text:span text:style-name="T190">m a pot</text:span><text:span text:style-name="T191">ř</text:span><text:span text:style-name="T192">ebám cílové skupiny.<text:s/></text:span></text:p>
      <text:p text:style-name="Normální"><text:span text:style-name="T193">7. Monitoring a anal</text:span><text:span text:style-name="T194">ý</text:span><text:span text:style-name="T195">za:<text:s/></text:span><text:span text:style-name="T196">Posledním, ale velmi d</text:span><text:span text:style-name="T197">ů</text:span><text:span text:style-name="T198">le</text:span><text:span text:style-name="T199">ž</text:span><text:span text:style-name="T200">it</text:span><text:span text:style-name="T201">ý</text:span><text:span text:style-name="T202">m prvkem brandingové strategie je monitoring a anal</text:span><text:span text:style-name="T203">ý</text:span><text:span text:style-name="T204">za v</text:span><text:span text:style-name="T205">ý</text:span><text:span text:style-name="T206">sledk</text:span><text:span text:style-name="T207">ů</text:span><text:span text:style-name="T208">. Zna</text:span><text:span text:style-name="T209">č</text:span><text:span text:style-name="T210">ka musí b</text:span><text:span text:style-name="T211">ý</text:span><text:span text:style-name="T212">t schopna pr</text:span><text:span text:style-name="T213">ů</text:span><text:span text:style-name="T214">b</text:span><text:span text:style-name="T215">ěž</text:span><text:span text:style-name="T216">n</text:span><text:span text:style-name="T217">ě<text:s/></text:span><text:span text:style-name="T218">monitorovat v</text:span><text:span text:style-name="T219">ý</text:span><text:span text:style-name="T220">sledky a anal</text:span><text:span text:style-name="T221">ý</text:span><text:span text:style-name="T222">zy, aby mohla p</text:span><text:span text:style-name="T223">ř</text:span><text:span text:style-name="T224">izp</text:span><text:span text:style-name="T225">ů</text:span><text:span text:style-name="T226">sobovat svou strategii a reagovat na pot</text:span><text:span text:style-name="T227">ř</text:span><text:span text:style-name="T228">eby trhu.</text:span></text:p>
      <text:p text:style-name="P229"/>
      <text:p text:style-name="P230"/>
      <text:soft-page-break/>
      <text:p text:style-name="P231">Rebranding<text:s/></text:p>
      <text:p text:style-name="Normální"><text:span text:style-name="T232">Rebranding je proces, kdy zna</text:span><text:span text:style-name="T233">č</text:span><text:span text:style-name="T234">ka m</text:span><text:span text:style-name="T235">ě</text:span><text:span text:style-name="T236">ní svou vizuální identitu, strategii nebo jiné klí</text:span><text:span text:style-name="T237">č</text:span><text:span text:style-name="T238">ové prvky svého brandingu, aby osv</text:span><text:span text:style-name="T239">ěž</text:span><text:span text:style-name="T240">ila sv</text:span><text:span text:style-name="T241">ů</text:span><text:span text:style-name="T242">j image nebo se p</text:span><text:span text:style-name="T243">ř</text:span><text:span text:style-name="T244">izp</text:span><text:span text:style-name="T245">ů</text:span><text:span text:style-name="T246">sobila nov</text:span><text:span text:style-name="T247">ý</text:span><text:span text:style-name="T248">m trend</text:span><text:span text:style-name="T249">ů</text:span><text:span text:style-name="T250">m a pot</text:span><text:span text:style-name="T251">ř</text:span><text:span text:style-name="T252">ebám trhu. Rebranding m</text:span><text:span text:style-name="T253">ůž</text:span><text:span text:style-name="T254">e b</text:span><text:span text:style-name="T255">ý</text:span><text:span text:style-name="T256">t motivován mnoha faktory, jako jsou zm</text:span><text:span text:style-name="T257">ě</text:span><text:span text:style-name="T258">ny ve spole</text:span><text:span text:style-name="T259">č</text:span><text:span text:style-name="T260">nosti, konkuren</text:span><text:span text:style-name="T261">č</text:span><text:span text:style-name="T262">ní prost</text:span><text:span text:style-name="T263">ř</text:span><text:span text:style-name="T264">edí, zm</text:span><text:span text:style-name="T265">ě</text:span><text:span text:style-name="T266">ny v produktové nabídce, nebo zhor</text:span><text:span text:style-name="T267">š</text:span><text:span text:style-name="T268">ení pov</text:span><text:span text:style-name="T269">ě</text:span><text:span text:style-name="T270">sti zna</text:span><text:span text:style-name="T271">č</text:span><text:span text:style-name="T272">ky.Rebranding m</text:span><text:span text:style-name="T273">ůž</text:span><text:span text:style-name="T274">e b</text:span><text:span text:style-name="T275">ý</text:span><text:span text:style-name="T276">t rozsáhl</text:span><text:span text:style-name="T277">ý<text:s/></text:span><text:span text:style-name="T278">proces, kter</text:span><text:span text:style-name="T279">ý<text:s/></text:span><text:span text:style-name="T280">m</text:span><text:span text:style-name="T281">ůž</text:span><text:span text:style-name="T282">e zahrnovat mnoho krok</text:span><text:span text:style-name="T283">ů</text:span><text:span text:style-name="T284">, jako jsou anal</text:span><text:span text:style-name="T285">ý</text:span><text:span text:style-name="T286">za konkurence, v</text:span><text:span text:style-name="T287">ý</text:span><text:span text:style-name="T288">zkum zákazník</text:span><text:span text:style-name="T289">ů</text:span><text:span text:style-name="T290">, návrh nové vizuální identity, p</text:span><text:span text:style-name="T291">ř</text:span><text:span text:style-name="T292">íprava marketingové strategie a implementace nového designu a identity. Následující body p</text:span><text:span text:style-name="T293">ř</text:span><text:span text:style-name="T294">iná</text:span><text:span text:style-name="T295">š</text:span><text:span text:style-name="T296">ejí více informací o tom, jak vytvo</text:span><text:span text:style-name="T297">ř</text:span><text:span text:style-name="T298">it úsp</text:span><text:span text:style-name="T299">ěš</text:span><text:span text:style-name="T300">n</text:span><text:span text:style-name="T301">ý<text:s/></text:span><text:span text:style-name="T302">rebranding:</text:span></text:p>
      <text:p text:style-name="Normální"><text:span text:style-name="T303">1. Stanovení cíl</text:span><text:span text:style-name="T304">ů</text:span><text:span text:style-name="T305">:<text:s/></text:span><text:span text:style-name="T306">Proces rebrandingu za</text:span><text:span text:style-name="T307">č</text:span><text:span text:style-name="T308">íná stanovením jasn</text:span><text:span text:style-name="T309">ý</text:span><text:span text:style-name="T310">ch cíl</text:span><text:span text:style-name="T311">ů<text:s/></text:span><text:span text:style-name="T312">a vize pro zm</text:span><text:span text:style-name="T313">ě</text:span><text:span text:style-name="T314">nu. Je d</text:span><text:span text:style-name="T315">ů</text:span><text:span text:style-name="T316">le</text:span><text:span text:style-name="T317">ž</text:span><text:span text:style-name="T318">ité mít jasno o tom, pro</text:span><text:span text:style-name="T319">č<text:s/></text:span><text:span text:style-name="T320">je zm</text:span><text:span text:style-name="T321">ě</text:span><text:span text:style-name="T322">na pot</text:span><text:span text:style-name="T323">ř</text:span><text:span text:style-name="T324">ebná, jaké jsou cíle a jak</text:span><text:span text:style-name="T325">ý</text:span><text:span text:style-name="T326">m zp</text:span><text:span text:style-name="T327">ů</text:span><text:span text:style-name="T328">sobem by m</text:span><text:span text:style-name="T329">ě</text:span><text:span text:style-name="T330">l rebranding p</text:span><text:span text:style-name="T331">ř</text:span><text:span text:style-name="T332">inést zlep</text:span><text:span text:style-name="T333">š</text:span><text:span text:style-name="T334">ení.</text:span></text:p>
      <text:p text:style-name="Normální"><text:span text:style-name="T335">2. Anal</text:span><text:span text:style-name="T336">ý</text:span><text:span text:style-name="T337">za trhu a konkurence:<text:s/></text:span><text:span text:style-name="T338">Anal</text:span><text:span text:style-name="T339">ý</text:span><text:span text:style-name="T340">za konkuren</text:span><text:span text:style-name="T341">č</text:span><text:span text:style-name="T342">ního prost</text:span><text:span text:style-name="T343">ř</text:span><text:span text:style-name="T344">edí je klí</text:span><text:span text:style-name="T345">č</text:span><text:span text:style-name="T346">ová pro úsp</text:span><text:span text:style-name="T347">ěš</text:span><text:span text:style-name="T348">n</text:span><text:span text:style-name="T349">ý<text:s/></text:span><text:span text:style-name="T350">rebranding. Musí b</text:span><text:span text:style-name="T351">ý</text:span><text:span text:style-name="T352">t provedena anal</text:span><text:span text:style-name="T353">ý</text:span><text:span text:style-name="T354">za konkurence a anal</text:span><text:span text:style-name="T355">ý</text:span><text:span text:style-name="T356">za trhu, aby se zjistily trendy, preference zákazník</text:span><text:span text:style-name="T357">ů</text:span><text:span text:style-name="T358">, klí</text:span><text:span text:style-name="T359">č</text:span><text:span text:style-name="T360">ové faktory úsp</text:span><text:span text:style-name="T361">ě</text:span><text:span text:style-name="T362">chu a v</text:span><text:span text:style-name="T363">ý</text:span><text:span text:style-name="T364">hody, které m</text:span><text:span text:style-name="T365">ůž</text:span><text:span text:style-name="T366">e zna</text:span><text:span text:style-name="T367">č</text:span><text:span text:style-name="T368">ka nabídnout.</text:span></text:p>
      <text:p text:style-name="Normální"><text:span text:style-name="T369">3. Vizuální identita:<text:s/></text:span><text:span text:style-name="T370">Vizuální identita je jedním z nejd</text:span><text:span text:style-name="T371">ů</text:span><text:span text:style-name="T372">le</text:span><text:span text:style-name="T373">ž</text:span><text:span text:style-name="T374">it</text:span><text:span text:style-name="T375">ě</text:span><text:span text:style-name="T376">j</text:span><text:span text:style-name="T377">š</text:span><text:span text:style-name="T378">ích prvk</text:span><text:span text:style-name="T379">ů<text:s/></text:span><text:span text:style-name="T380">rebrandingu. Je d</text:span><text:span text:style-name="T381">ů</text:span><text:span text:style-name="T382">le</text:span><text:span text:style-name="T383">ž</text:span><text:span text:style-name="T384">ité vytvo</text:span><text:span text:style-name="T385">ř</text:span><text:span text:style-name="T386">it novou vizuální identitu, která bude reflektovat nové cíle a vizi zna</text:span><text:span text:style-name="T387">č</text:span><text:span text:style-name="T388">ky. Nová vizuální identita musí b</text:span><text:span text:style-name="T389">ý</text:span><text:span text:style-name="T390">t navr</text:span><text:span text:style-name="T391">ž</text:span><text:span text:style-name="T392">ena tak, aby byla atraktivní a zárove</text:span><text:span text:style-name="T393">ň<text:s/></text:span><text:span text:style-name="T394">byla v souladu s cíli rebrandingu.<text:s/></text:span></text:p>
      <text:p text:style-name="Normální"><text:span text:style-name="T395">4. Marketingová strategie:<text:s/></text:span><text:span text:style-name="T396">Rebranding m</text:span><text:span text:style-name="T397">ůž</text:span><text:span text:style-name="T398">e mít velk</text:span><text:span text:style-name="T399">ý<text:s/></text:span><text:span text:style-name="T400">dopad na zákazníky a musí b</text:span><text:span text:style-name="T401">ý</text:span><text:span text:style-name="T402">t proveden tak, aby se zákazníci neztratili. Proto je d</text:span><text:span text:style-name="T403">ů</text:span><text:span text:style-name="T404">le</text:span><text:span text:style-name="T405">ž</text:span><text:span text:style-name="T406">ité p</text:span><text:span text:style-name="T407">ř</text:span><text:span text:style-name="T408">ipravit komplexní marketingovou strategii, která zahrnuje ve</text:span><text:span text:style-name="T409">š</text:span><text:span text:style-name="T410">keré komunika</text:span><text:span text:style-name="T411">č</text:span><text:span text:style-name="T412">ní kanály, jako jsou reklama, PR, sociální sít</text:span><text:span text:style-name="T413">ě<text:s/></text:span><text:span text:style-name="T414">a dal</text:span><text:span text:style-name="T415">š</text:span><text:span text:style-name="T416">í.</text:span><text:span text:style-name="T417">5. Implementace:<text:s/></text:span><text:span text:style-name="T418">Implementace nové identity zahrnuje p</text:span><text:span text:style-name="T419">ř</text:span><text:span text:style-name="T420">echod na novou vizuální identitu, návrh nového marketingového materiálu, aktualizaci webu a dal</text:span><text:span text:style-name="T421">š</text:span><text:span text:style-name="T422">í kroky. V</text:span><text:span text:style-name="T423">š</text:span><text:span text:style-name="T424">echny tyto kroky musí b</text:span><text:span text:style-name="T425">ý</text:span><text:span text:style-name="T426">t provád</text:span><text:span text:style-name="T427">ě</text:span><text:span text:style-name="T428">ny pe</text:span><text:span text:style-name="T429">č</text:span><text:span text:style-name="T430">liv</text:span><text:span text:style-name="T431">ě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AAAAC+HelveticaNeue" svg:font-family="AAAAAC+HelveticaNeue" style:font-family-generic="swiss" svg:panose-1="0 0 0 0 0 0 0 0 0 0"/>
    <style:font-face style:name="AAAAAD+HelveticaNeue" svg:font-family="AAAAAD+HelveticaNeue" style:font-family-generic="swiss" svg:panose-1="0 0 0 0 0 0 0 0 0 0"/>
    <style:font-face style:name="AAAAAE+HelveticaNeue-Bold" svg:font-family="AAAAAE+HelveticaNeue-Bold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4T13:35:00Z</meta:creation-date>
    <dc:date>2023-05-04T13:38:00Z</dc:date>
    <meta:template xlink:href="Normal.dotm" xlink:type="simple"/>
    <meta:editing-cycles>1</meta:editing-cycles>
    <meta:editing-duration>PT180S</meta:editing-duration>
    <meta:document-statistic meta:page-count="2" meta:paragraph-count="29" meta:word-count="618" meta:character-count="4109" meta:row-count="65" meta:non-whitespace-character-count="3520"/>
  </office:meta>
</office:document-meta>
</file>